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Arial" style:font-family-generic="swiss" style:font-pitch="variable"/>
  </office:font-face-decls>
  <office:automatic-styles>
    <style:style style:name="P1" style:family="paragraph" style:parent-style-name="Heading_20_1" style:list-style-name="WW8Num1" style:master-page-name="Standard">
      <style:paragraph-properties fo:margin-left="0cm" fo:margin-right="0cm" fo:margin-top="0cm" fo:margin-bottom="0.106cm" fo:text-align="justify" style:justify-single-word="false" fo:text-indent="0cm" style:auto-text-indent="false" fo:padding-left="0.141cm" fo:padding-right="0.141cm" fo:padding-top="0.035cm" fo:padding-bottom="0.035cm" fo:border="0.002cm solid #000000" fo:keep-with-next="always"/>
    </style:style>
    <style:style style:name="P2" style:family="paragraph" style:parent-style-name="Standard">
      <style:paragraph-properties fo:text-align="justify" style:justify-single-word="false"/>
    </style:style>
    <style:style style:name="P3" style:family="paragraph" style:parent-style-name="Heading_20_1" style:list-style-name="WW8Num1">
      <style:paragraph-properties fo:margin-left="0cm" fo:margin-right="0cm" fo:margin-top="0.423cm" fo:margin-bottom="0.106cm" fo:text-align="justify" style:justify-single-word="false" fo:text-indent="0cm" style:auto-text-indent="false" fo:padding-left="0.141cm" fo:padding-right="0.141cm" fo:padding-top="0.035cm" fo:padding-bottom="0.035cm" fo:border="0.002cm solid #000000" fo:keep-with-next="always"/>
    </style:style>
    <style:style style:name="P4" style:family="paragraph" style:parent-style-name="Heading_20_2" style:list-style-name="WW8Num1">
      <style:paragraph-properties fo:margin-left="0cm" fo:margin-right="0cm" fo:margin-top="0.423cm" fo:margin-bottom="0.106cm" fo:text-align="justify" style:justify-single-word="false" fo:text-indent="0cm" style:auto-text-indent="false" fo:padding-left="0cm" fo:padding-right="0cm" fo:padding-top="0cm" fo:padding-bottom="0.035cm" fo:border-left="none" fo:border-right="none" fo:border-top="none" fo:border-bottom="0.002cm solid #000000" fo:keep-with-next="always"/>
    </style:style>
    <style:style style:name="P5" style:family="paragraph" style:parent-style-name="Standard" style:list-style-name="L1">
      <style:paragraph-properties fo:text-align="justify" style:justify-single-word="false"/>
    </style:style>
    <style:style style:name="P6" style:family="paragraph" style:parent-style-name="Header">
      <style:paragraph-properties fo:text-align="justify" style:justify-single-word="false">
        <style:tab-stops/>
      </style:paragraph-properties>
    </style:style>
    <style:style style:name="P7" style:family="paragraph" style:parent-style-name="Heading_20_1" style:list-style-name="WW8Num1">
      <style:paragraph-properties fo:margin-left="0cm" fo:margin-right="0cm" fo:text-align="justify" style:justify-single-word="false" fo:text-indent="0cm" style:auto-text-indent="false" fo:break-before="page"/>
    </style:style>
    <style:style style:name="P8" style:family="paragraph" style:parent-style-name="Heading_20_2" style:list-style-name="WW8Num1">
      <style:paragraph-properties fo:margin-left="0cm" fo:margin-right="0cm" fo:text-align="justify" style:justify-single-word="false" fo:text-indent="0cm" style:auto-text-indent="false"/>
    </style:style>
    <style:style style:name="P9" style:family="paragraph" style:parent-style-name="Standard">
      <style:paragraph-properties fo:margin-left="0cm" fo:margin-right="0cm" fo:text-align="justify" style:justify-single-word="false" fo:text-indent="0cm" style:auto-text-indent="false"/>
    </style:style>
    <style:style style:name="P10" style:family="paragraph" style:parent-style-name="Heading_20_2" style:list-style-name="WW8Num1">
      <style:paragraph-properties fo:margin-left="0cm" fo:margin-right="0cm" fo:text-align="justify" style:justify-single-word="false" fo:text-indent="0cm" style:auto-text-indent="false" fo:break-before="page"/>
    </style:style>
    <style:style style:name="P11" style:family="paragraph" style:parent-style-name="Heading_20_3" style:list-style-name="WW8Num1">
      <style:paragraph-properties fo:margin-left="0cm" fo:margin-right="0cm" fo:text-align="justify" style:justify-single-word="false" fo:text-indent="0cm" style:auto-text-indent="false"/>
    </style:style>
    <style:style style:name="P12" style:family="paragraph" style:parent-style-name="Standard">
      <style:paragraph-properties fo:margin-left="0cm" fo:margin-right="0cm" fo:text-align="justify" style:justify-single-word="false" fo:text-indent="0cm" style:auto-text-indent="false" fo:background-color="#99ccff">
        <style:background-image/>
      </style:paragraph-properties>
      <style:text-properties fo:background-color="transparent"/>
    </style:style>
    <style:style style:name="P13" style:family="paragraph" style:parent-style-name="Standard">
      <style:paragraph-properties fo:margin-left="0cm" fo:margin-right="0cm" fo:text-align="justify" style:justify-single-word="false" fo:text-indent="0cm" style:auto-text-indent="false" fo:background-color="#99ccff">
        <style:background-image/>
      </style:paragraph-properties>
    </style:style>
    <style:style style:name="P14" style:family="paragraph" style:parent-style-name="Heading_20_3" style:list-style-name="WW8Num1">
      <style:paragraph-properties fo:margin-left="0cm" fo:margin-right="0cm" fo:text-align="justify" style:justify-single-word="false" fo:text-indent="0cm" style:auto-text-indent="false" fo:break-before="page"/>
    </style:style>
    <style:style style:name="P15" style:family="paragraph" style:parent-style-name="Standard" style:list-style-name="L2">
      <style:paragraph-properties fo:margin-left="0cm" fo:margin-right="0cm" fo:text-align="justify" style:justify-single-word="false" fo:text-indent="0cm" style:auto-text-indent="false"/>
    </style:style>
    <style:style style:name="P16" style:family="paragraph" style:parent-style-name="Standard" style:list-style-name="L3">
      <style:paragraph-properties fo:margin-left="0cm" fo:margin-right="0cm" fo:text-align="justify" style:justify-single-word="false" fo:text-indent="0cm" style:auto-text-indent="false"/>
    </style:style>
    <style:style style:name="P17" style:family="paragraph" style:parent-style-name="Standard">
      <style:paragraph-properties fo:margin-left="0cm" fo:margin-right="0cm" fo:text-align="justify" style:justify-single-word="false" fo:text-indent="0cm" style:auto-text-indent="false" fo:break-before="page"/>
    </style:style>
    <style:style style:name="P18" style:family="paragraph" style:parent-style-name="Heading_20_1" style:list-style-name="WW8Num1">
      <style:paragraph-properties fo:margin-left="0cm" fo:margin-right="0cm" fo:text-align="justify" style:justify-single-word="false" fo:text-indent="0cm" style:auto-text-indent="false"/>
    </style:style>
    <style:style style:name="T1" style:family="text">
      <style:text-properties fo:color="#ff0000"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none"/>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2">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text:style-name="Numbering_20_Symbols" style:num-suffix="," style:num-format="1" text:start-value="0">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text:style-name="Numbering_20_Symbols" style:num-suffix="," style:num-format="1" text:start-value="0">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text:style-name="WW8Num1">
        <text:list-item>
          <text:p text:style-name="P1">Manuel d'utilisation du module Datasync </text:p>
        </text:list-item>
      </text:list>
      <text:p text:style-name="P2"/>
      <text:p text:style-name="P2">Validée par :</text:p>
      <text:p text:style-name="P2">Temps de la réalisation :</text:p>
      <text:p text:style-name="P2"/>
      <text:p text:style-name="P2"/>
      <text:list text:style-name="WW8Num1" text:continue-numbering="true">
        <text:list-item>
          <text:p text:style-name="P3">Présentation</text:p>
        </text:list-item>
      </text:list>
      <text:p text:style-name="P2"/>
      <text:p text:style-name="P2"><text:tab/>Permet de programmer la synchronisation de fichier de données sur les différents systèmes de l'entreprise.</text:p>
      <text:p text:style-name="P2"/>
      <text:p text:style-name="P2"><text:tab/>Son objectif est de rationnaliser et de centraliser le flux de données sortant du système.</text:p>
      <text:p text:style-name="P2"/>
      <text:p text:style-name="P2"/>
      <text:list text:style-name="WW8Num1" text:continue-numbering="true">
        <text:list-item>
          <text:p text:style-name="P3">Pré-requis</text:p>
          <text:list>
            <text:list-item>
              <text:p text:style-name="P4">Systèmes</text:p>
            </text:list-item>
          </text:list>
        </text:list-item>
      </text:list>
      <text:p text:style-name="P2"/>
      <text:list text:style-name="L1">
        <text:list-item>
          <text:p text:style-name="P5">Linux</text:p>
        </text:list-item>
        <text:list-item>
          <text:p text:style-name="P5">Netware</text:p>
          <text:p text:style-name="P5"><text:s/></text:p>
        </text:list-item>
      </text:list>
      <text:list text:style-name="WW8Num1" text:continue-numbering="true">
        <text:list-item>
          <text:list text:continue-numbering="true">
            <text:list-item>
              <text:p text:style-name="P4">Logiciels</text:p>
            </text:list-item>
          </text:list>
        </text:list-item>
      </text:list>
      <text:p text:style-name="P2"/>
      <text:p text:style-name="P6">- CRON</text:p>
      <text:p text:style-name="P6">- LAMP (Linux, Apache, MySQL, PHP)</text:p>
      <text:p text:style-name="P6">- NWADMIN</text:p>
      <text:p text:style-name="P6">- <text:a xlink:type="simple" xlink:href="http://intranet.agis.fr/">http://intranet.agis.fr</text:a></text:p>
      <text:p text:style-name="P6">- phpMyAdmin (sur la base « agis »)</text:p>
      <text:p text:style-name="P6"/>
      <text:list text:style-name="WW8Num1" text:continue-numbering="true">
        <text:list-item>
          <text:list text:continue-numbering="true">
            <text:list-item>
              <text:p text:style-name="P4">Droits d'accès</text:p>
            </text:list-item>
          </text:list>
        </text:list-item>
      </text:list>
      <text:p text:style-name="P2"/>
      <text:p text:style-name="P6">- SUPERVISEUR (NDS)</text:p>
      <text:p text:style-name="P6">- OPERATEUR (NDS)</text:p>
      <text:p text:style-name="P6">- SUPERVISEUR (Linux)</text:p>
      <text:p text:style-name="P6">- SUPERVISEUR (MySQL)</text:p>
      <text:p text:style-name="P6">- SUPERVISEUR (Intranet)</text:p>
      <text:p text:style-name="P6"/>
      <text:list text:style-name="WW8Num1" text:continue-numbering="true">
        <text:list-item>
          <text:p text:style-name="P7">Procédure</text:p>
        </text:list-item>
      </text:list>
      <text:p text:style-name="P2"/>
      <text:list text:style-name="WW8Num1" text:continue-numbering="true">
        <text:list-item>
          <text:list text:continue-numbering="true">
            <text:list-item>
              <text:p text:style-name="P8">1. Principe de base</text:p>
            </text:list-item>
          </text:list>
        </text:list-item>
      </text:list>
      <text:p text:style-name="P9"/>
      <text:p text:style-name="P9"><text:tab/>Le Système linux (avi1203) se connecte aux différents serveurs pour effectuer des copies de fichiers de données entre eux. Cette copie est programmée avec CRON qui utilise le fichier « /etc/crontab » comme fichier de paramétrage.</text:p>
      <text:p text:style-name="P9"/>
      <text:p text:style-name="P9"><text:tab/>A intervalle défini, un script php appartenant au module intranet est lancé (/var/www/intranet/datasync/cli/datasync.sh)</text:p>
      <text:p text:style-name="P9"/>
      <text:p text:style-name="P9">Celui-ci utilise les droits d'accès « knoppix » sur le système local et des droits d'accès « operateur » pour les systèmes distants.</text:p>
      <text:p text:style-name="P9"/>
      <text:p text:style-name="P9"><text:tab/>Une fois connecté, ce script effectue les copies et sauvegarde des copies en suivant ce qui a été demandé dans la table « datasync_transfert » de la base de données MySQL « agis ».</text:p>
      <text:p text:style-name="P9"/>
      <text:p text:style-name="P9"><text:tab/>Une fois l'exécution du script terminée, le log est enregistré dans (/var/www/intranet/datasync/data/log.txt)</text:p>
      <text:p text:style-name="P9"/>
      <text:p text:style-name="P9"/>
      <text:list text:style-name="WW8Num1" text:continue-numbering="true">
        <text:list-item>
          <text:list text:continue-numbering="true">
            <text:list-item>
              <text:p text:style-name="P10">2. Mise en place d'une synchronisation</text:p>
            </text:list-item>
          </text:list>
        </text:list-item>
      </text:list>
      <text:p text:style-name="P9"/>
      <text:list text:style-name="WW8Num1" text:continue-numbering="true">
        <text:list-item>
          <text:list text:continue-numbering="true">
            <text:list-item>
              <text:list text:continue-numbering="true">
                <text:list-item>
                  <text:p text:style-name="P11">2.1. Création d'un répertoire /.backup/</text:p>
                </text:list-item>
              </text:list>
            </text:list-item>
          </text:list>
        </text:list-item>
      </text:list>
      <text:p text:style-name="P9"/>
      <text:p text:style-name="P9"><text:tab/>Si vous souhaitez envoyer en plus d'une copie d'un fichier (ou répertoire), une sauvegarde de cette copie, il est nécessaire de créer sur le serveur d'origine et sur le serveur destination un répertoire « .backup » dans le même répertoire que le fichier en question.</text:p>
      <text:p text:style-name="P9"/>
      <text:p text:style-name="P9">Exemple:</text:p>
      <text:p text:style-name="P9"/>
      <text:p text:style-name="P9"><text:tab/>Je soushaite copier le fichier AGIS1998.../dossier/mon_fichier.doc vers ALB0300.../dossier/mon_fichier.doc.</text:p>
      <text:p text:style-name="P9"/>
      <text:p text:style-name="P9">Remarque les emplacements des fichiers sont obligatoirement au même endroit.</text:p>
      <text:p text:style-name="P9"/>
      <text:p text:style-name="P9"><text:tab/>Si je souhaite en plus effectuer une sauvegarde de cette copie, je dois créer les répertoires suivants:</text:p>
      <text:p text:style-name="P9"/>
      <text:p text:style-name="P9">AGIS1998.../dossier/.backup et ALB0300.../dossier/.backup</text:p>
      <text:p text:style-name="P9"/>
      <text:p text:style-name="P9"/>
      <text:p text:style-name="P12">Lors de la création des répertoires partagés d'origine, limiter leur taille à 10 Mo, et avec les attributs NetWare "Non renommable" et "Non supprimable"</text:p>
      <text:p text:style-name="P9"/>
      <text:list text:style-name="WW8Num1" text:continue-numbering="true">
        <text:list-item>
          <text:list text:continue-numbering="true">
            <text:list-item>
              <text:list text:continue-numbering="true">
                <text:list-item>
                  <text:p text:style-name="P11">2.2. NDS</text:p>
                </text:list-item>
              </text:list>
            </text:list-item>
          </text:list>
        </text:list-item>
      </text:list>
      <text:p text:style-name="P9"/>
      <text:p text:style-name="P9"><text:tab/>Le Module Datasync utilise le compte .cn=operateur.ou=cdg.o=agis98 pour effectuer ses opérations sur les différents systèmes NetWare.</text:p>
      <text:p text:style-name="P9"/>
      <text:p text:style-name="P9"><text:tab/>Par conséquent il est nécessaire de maintenir des droits d'accès cohérents au niveau de ce compte via NWADMIN. La politique générale de ce compte est de le restreindre le plus possible pour éviter tout risque de perte de données dans le cas d'une erreur de programmation.</text:p>
      <text:p text:style-name="P9"/>
      <text:p text:style-name="P13"><text:tab/>Ce compte doit toujours avoir un accès complet sur les répertoires /.backup(origine et destination de la recopie) et sur les répertoires destinations de la recopie.</text:p>
      <text:p text:style-name="P13"/>
      <text:p text:style-name="P13"><text:tab/>Ce compte doit avoir un accès <text:span text:style-name="T1">lecture-seule</text:span> sur les répertoires sources de la recopie.</text:p>
      <text:list text:style-name="WW8Num1" text:continue-numbering="true">
        <text:list-item>
          <text:list text:continue-numbering="true">
            <text:list-item>
              <text:list text:continue-numbering="true">
                <text:list-item>
                  <text:p text:style-name="P11"/>
                </text:list-item>
                <text:list-item>
                  <text:p text:style-name="P14">2.3. MySQL: Activation des serveurs</text:p>
                </text:list-item>
              </text:list>
            </text:list-item>
          </text:list>
        </text:list-item>
      </text:list>
      <text:p text:style-name="P9"/>
      <text:p text:style-name="P9"><text:tab/>Vérifier avec phpMyAdmin le contenu de la table datasync_server. Vérifier que les serveurs concernés sont bien activés (<text:a xlink:type="simple" xlink:href="http://intranet.agis.fr/phpMyAdmin/sql.php?lang=fr&amp;server=1&amp;application_courante=&amp;db=agis&amp;table=datasync_serveur&amp;pos=0&amp;session_max_rows=30&amp;disp_direction=horizontal&amp;repeat_cells=100&amp;dontlimitchars=&amp;sql_query=SELECT+%2A+FROM+%60datasync_serveur%60+ORDER+BY+%60active_datasync_serveur%60+ASC"><text:span text:style-name="T2">active_datasync_serveur</text:span></text:a><text:a xlink:type="simple" xlink:href="http://intranet.agis.fr/phpMyAdmin/sql.php?lang=fr&amp;server=1&amp;application_courante=&amp;db=agis&amp;table=datasync_serveur&amp;pos=0&amp;session_max_rows=30&amp;disp_direction=horizontal&amp;repeat_cells=100&amp;dontlimitchars=&amp;sql_query=SELECT+%2A+FROM+%60datasync_serveur%60+ORDER+BY+%60active_datasync_serveur%60+ASC"><text:span text:style-name="T3"> =1) </text:span></text:a>et que les serveurs non concernés soient bien désactivés.</text:p>
      <text:p text:style-name="P9"/>
      <text:list text:style-name="WW8Num1" text:continue-numbering="true">
        <text:list-item>
          <text:list text:continue-numbering="true">
            <text:list-item>
              <text:list text:continue-numbering="true">
                <text:list-item>
                  <text:p text:style-name="P11">2.3. MySQL: datasync_transfert</text:p>
                </text:list-item>
              </text:list>
            </text:list-item>
          </text:list>
        </text:list-item>
      </text:list>
      <text:p text:style-name="P9"/>
      <text:p text:style-name="P9"><text:tab/>Voici la table fondamentale où sont centralisés les transferts de données à effectuer lors du lancement du module datasync.</text:p>
      <text:p text:style-name="P9"/>
      <text:p text:style-name="P9"><text:a xlink:type="simple" xlink:href="http://intranet.agis.fr/phpMyAdmin/sql.php?lang=fr&amp;server=1&amp;application_courante=&amp;db=agis&amp;table=datasync_transfert&amp;pos=0&amp;session_max_rows=30&amp;disp_direction=horizontal&amp;repeat_cells=100&amp;dontlimitchars=&amp;sql_query=SELECT+%2A+FROM+%60datasync_transfert%60+ORDER+BY+%60nom_datasync_serveur_origine%60+ASC">nom_datasync_serveur_origine</text:a> =</text:p>
      <text:p text:style-name="P9"><text:tab/>nom netbios du serveur envoyant les données(ex: AGIS1998)</text:p>
      <text:p text:style-name="P9"/>
      <text:p text:style-name="P9"><text:a xlink:type="simple" xlink:href="http://intranet.agis.fr/phpMyAdmin/sql.php?lang=fr&amp;server=1&amp;application_courante=&amp;db=agis&amp;table=datasync_transfert&amp;pos=0&amp;session_max_rows=30&amp;disp_direction=horizontal&amp;repeat_cells=100&amp;dontlimitchars=&amp;sql_query=SELECT+%2A+FROM+%60datasync_transfert%60+ORDER+BY+%60nom_fichier%60+ASC">nom_fichier</text:a> =</text:p>
      <text:p text:style-name="P9"><text:tab/>nom complet du fichier en partant du volume (sans l'inclure) par exemple pour le fichier suivant:</text:p>
      <text:p text:style-name="P9"><text:a xlink:type="simple" xlink:href="//Agis1998/VOL1/bases_access/CLIENTS_RAYONS.mdb">\\Agis1998\VOL1\bases_access\CLIENTS_RAYONS.mdb</text:a></text:p>
      <text:p text:style-name="P9"/>
      <text:p text:style-name="P9">le nom du fichier sera <text:a xlink:type="simple" xlink:href="//Agis1998/VOL1/bases_access/CLIENTS_RAYONS.mdb">bases_access/CLIENTS_RAYONS.mdb</text:a></text:p>
      <text:p text:style-name="P9">Attention le séparateur est le « / » et non la « \ » !!</text:p>
      <text:p text:style-name="P9"/>
      <text:p text:style-name="P9"><text:a xlink:type="simple" xlink:href="http://intranet.agis.fr/phpMyAdmin/sql.php?lang=fr&amp;server=1&amp;application_courante=&amp;db=agis&amp;table=datasync_transfert&amp;pos=0&amp;session_max_rows=30&amp;disp_direction=horizontal&amp;repeat_cells=100&amp;dontlimitchars=&amp;sql_query=SELECT+%2A+FROM+%60datasync_transfert%60+ORDER+BY+%60nom_datasync_serveur_destination%60+ASC">nom_datasync_serveur_destination</text:a> =</text:p>
      <text:p text:style-name="P9"><text:tab/>Nom netbios du serveur recevant les données(ex: ALB0300)</text:p>
      <text:p text:style-name="P9"/>
      <text:p text:style-name="P9"><text:a xlink:type="simple" xlink:href="http://intranet.agis.fr/phpMyAdmin/sql.php?lang=fr&amp;server=1&amp;application_courante=&amp;db=agis&amp;table=datasync_transfert&amp;pos=0&amp;session_max_rows=30&amp;disp_direction=horizontal&amp;repeat_cells=100&amp;dontlimitchars=&amp;sql_query=SELECT+%2A+FROM+%60datasync_transfert%60+ORDER+BY+%60copie_sauvegarde%60+ASC">copie_sauvegarde</text:a> =</text:p>
      <text:list text:style-name="L2">
        <text:list-item>
          <text:list>
            <text:list-item>
              <text:list>
                <text:list-item>
                  <text:p text:style-name="P15">aucune sauvegarde ne sera envoyée au serveur destination</text:p>
                </text:list-item>
                <text:list-item>
                  <text:p text:style-name="P15">Une sauvegarde est générée dans le répertoire /.backup du serveur d'origine. Ensuite cette sauvegarde est copié au même endroit sur le serveur destination. Le format de sauvegarde est .bzip2 pour les fichiers et .tar.bzip2 pour les répertoires. Dans notre exemple, cela reviendrait à la création des deux fichiers suivants:</text:p>
                </text:list-item>
              </text:list>
            </text:list-item>
          </text:list>
        </text:list-item>
      </text:list>
      <text:p text:style-name="P9"/>
      <text:p text:style-name="P9"><text:a xlink:type="simple" xlink:href="//Agis1998/VOL1/bases_access/.backup/CLIENTS_RAYONS.mdb.bzip2">\\Agis1998\VOL1\bases_access\.backup\CLIENTS_RAYONS.mdb.bzip2</text:a></text:p>
      <text:p text:style-name="P9"><text:a xlink:type="simple" xlink:href="//ALB0300/VOL1/bases_access/.backup/CLIENTS_RAYONS.mdb.bzip2">\\ALB0300\VOL1\bases_access\.backup\CLIENTS_RAYONS.mdb.bzip2</text:a></text:p>
      <text:p text:style-name="P9"/>
      <text:p text:style-name="P9"><text:a xlink:type="simple" xlink:href="http://intranet.agis.fr/phpMyAdmin/sql.php?lang=fr&amp;server=1&amp;application_courante=&amp;db=agis&amp;table=datasync_transfert&amp;pos=0&amp;session_max_rows=30&amp;disp_direction=horizontal&amp;repeat_cells=100&amp;dontlimitchars=&amp;sql_query=SELECT+%2A+FROM+%60datasync_transfert%60+ORDER+BY+%60frequence_synchronisation%60+ASC">frequence_synchronisation</text:a> =</text:p>
      <text:list text:style-name="L3">
        <text:list-item>
          <text:list>
            <text:list-item>
              <text:list>
                <text:list-item>
                  <text:p text:style-name="P16">la synchronisation est désactivée.</text:p>
                </text:list-item>
                <text:list-item>
                  <text:p text:style-name="P16">La synchronisation est quotidienne.</text:p>
                </text:list-item>
                <text:list-item>
                  <text:p text:style-name="P16">La synchronisation est hebdomadaire.</text:p>
                </text:list-item>
                <text:list-item>
                  <text:p text:style-name="P16">La synchronisation en même temps que ClamAV</text:p>
                </text:list-item>
              </text:list>
            </text:list-item>
          </text:list>
        </text:list-item>
      </text:list>
      <text:p text:style-name="P9"/>
      <text:p text:style-name="P9">L'heure exacte est définie dans le fichier /etc/crontab</text:p>
      <text:p text:style-name="P9"/>
      <text:p text:style-name="P17"/>
      <text:list text:style-name="WW8Num1" text:continue-numbering="true">
        <text:list-item>
          <text:p text:style-name="P18">Remarque</text:p>
        </text:list-item>
      </text:list>
      <text:p text:style-name="P2"/>
      <text:p text:style-name="P2">Pour plus d'information, vous pouvez consulter les fichiers suivants:</text:p>
      <text:p text:style-name="P2"/>
      <text:p text:style-name="P2">/etc/crontab</text:p>
      <text:p text:style-name="P2">/var/www/intranet/datasync/cli/datasync/sh</text:p>
      <text:p text:style-name="P2">/var/www/intranet/datasync/log.txt</text:p>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ab-stops/>
      </style:paragraph-properties>
      <style:text-properties style:use-window-font-color="true" style:font-name="Courier New" fo:font-size="12pt" fo:language="fr" fo:country="FR" style:font-name-asian="Times New Roman" style:font-size-asian="12pt" style:language-asian="none" style:country-asian="none" style:font-name-complex="Times New Roman"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style>
    <style:style style:name="Heading_20_1" style:display-name="Heading 1" style:family="paragraph" style:parent-style-name="Standard" style:next-style-name="Standard" style:list-style-name="WW8Num1" style:class="text">
      <style:paragraph-properties fo:margin-left="0cm" fo:margin-right="0cm" fo:margin-top="0.423cm" fo:margin-bottom="0.106cm" fo:text-align="center" style:justify-single-word="false" fo:text-indent="0cm" style:auto-text-indent="false" fo:padding-left="0.141cm" fo:padding-right="0.141cm" fo:padding-top="0.035cm" fo:padding-bottom="0.035cm" fo:border="0.002cm solid #000000" fo:keep-with-next="always"/>
      <style:text-properties fo:color="#0000ff" style:font-name="Courier New" fo:font-size="20pt" fo:font-weight="bold" style:letter-kerning="true" style:font-size-asian="20pt" style:font-weight-asian="bold"/>
    </style:style>
    <style:style style:name="Heading_20_2" style:display-name="Heading 2" style:family="paragraph" style:parent-style-name="Standard" style:next-style-name="Standard" style:list-style-name="WW8Num1" style:class="text">
      <style:paragraph-properties fo:margin-left="0cm" fo:margin-right="0cm" fo:margin-top="0.423cm" fo:margin-bottom="0.106cm" fo:text-indent="0cm" style:auto-text-indent="false" fo:padding-left="0cm" fo:padding-right="0cm" fo:padding-top="0cm" fo:padding-bottom="0.035cm" fo:border-left="none" fo:border-right="none" fo:border-top="none" fo:border-bottom="0.002cm solid #000000" fo:keep-with-next="always"/>
      <style:text-properties fo:color="#0000ff" style:font-name="Courier New" fo:font-size="14pt" fo:font-style="italic" fo:font-weight="bold" style:font-size-asian="14pt" style:font-style-asian="italic" style:font-weight-asian="bold"/>
    </style:style>
    <style:style style:name="Heading_20_3" style:display-name="Heading 3" style:family="paragraph" style:parent-style-name="Standard" style:next-style-name="Standard" style:list-style-name="WW8Num1" style:class="text">
      <style:paragraph-properties fo:margin-left="0cm" fo:margin-right="0cm" fo:margin-top="0.423cm" fo:margin-bottom="0.106cm" fo:text-indent="0cm" style:auto-text-indent="false" fo:keep-with-next="always"/>
      <style:text-properties fo:color="#0000ff" style:font-name="Courier New" fo:font-size="12pt" fo:font-style="italic" style:text-underline-style="wave" style:text-underline-width="auto" style:text-underline-color="font-color" style:font-size-asian="12pt" style:font-style-asian="italic"/>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WW-Absatz-Standardschriftart" style:family="text"/>
    <style:style style:name="WW-Police_20_par_20_défaut" style:display-name="WW-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text-properties style:language-asian="fr" style:country-asian="FR"/>
    </style:style>
    <style:style style:name="T1" style:family="text">
      <style:text-properties style:language-asian="fr" style:country-asian="FR"/>
    </style:style>
    <style:page-layout style:name="pm1">
      <style:page-layout-properties fo:page-width="20.999cm" fo:page-height="29.699cm" style:num-format="1" style:print-orientation="portrait" fo:margin-top="1.251cm" fo:margin-bottom="0.395cm" fo:margin-left="2.499cm" fo:margin-right="2.499cm" style:writing-mode="lr-tb" style:layout-grid-color="#c0c0c0" style:layout-grid-lines="44"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65cm" fo:margin-left="0cm" fo:margin-right="0cm" fo:margin-bottom="0.866cm" style:dynamic-spacing="true"/>
      </style:header-style>
      <style:footer-style>
        <style:header-footer-properties fo:min-height="2.591cm" fo:margin-left="0cm" fo:margin-right="0cm" fo:margin-top="2.092cm" style:dynamic-spacing="tru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pm1">
      <style:header>
        <text:p text:style-name="Header">Pratiques de Techniques Informatiques</text:p>
        <text:p text:style-name="Header"/>
        <text:p text:style-name="Header"><text:span text:style-name="T1">Boris Sanègre<text:tab/>Page </text:span><text:span text:style-name="T1"><text:page-number text:select-page="current">3</text:page-number></text:span><text:span text:style-name="T1"><text:tab/></text:span><text:span text:style-name="T1"><text:date style:data-style-name="N30" text:date-value="2006-02-16T19:14:39.29">16/02/2006</text:date></text:span></text:p>
      </style:header>
      <style:footer>
        <text:p text:style-name="Footer"><text:span text:style-name="T1">Page </text:span><text:span text:style-name="T1"><text:page-count style:num-format="1">5</text:page-count></text:span><text:span text:style-name="T1"> sur </text:span><text:span text:style-name="T1"><text:page-number text:select-page="current">3</text:page-number></text:span></text:p>
        <text:p text:style-name="P1"><text:file-name text:display="name-and-extension">manuel.odt</text:file-name></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creation-date>2003-11-28T10:21:18</meta:creation-date>
    <dc:creator>user agis</dc:creator>
    <dc:date>2006-02-16T19:14:39</dc:date>
    <dc:language>de-DE</dc:language>
    <meta:editing-cycles>15</meta:editing-cycles>
    <meta:editing-duration>PT2H54M49S</meta:editing-duration>
    <meta:user-defined meta:name="Info 1"/>
    <meta:user-defined meta:name="Info 2"/>
    <meta:user-defined meta:name="Info 3"/>
    <meta:user-defined meta:name="Info 4"/>
    <meta:document-statistic meta:table-count="0" meta:image-count="0" meta:object-count="0" meta:page-count="5" meta:paragraph-count="77" meta:word-count="697" meta:character-count="4696"/>
  </office:meta>
</office:document-meta>
</file>